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5-09-1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5-06-1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5-03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5-01-0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4-09-2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4-06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4-03-2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4-01-09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3-09-1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3-06-2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3-03-2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2-06-2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2-03-1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1-12-0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1-09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1-06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1-03-2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0-12-1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0-09-2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0-07-2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20-06-02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9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4384" calcext:value-type="float">
            <text:p>53.3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9-09-0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9-06-0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9-03-2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1672" calcext:value-type="float">
            <text:p>53.0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8-12-1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8-09-0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8-06-14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8-03-28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7-12-12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7-09-12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396" calcext:value-type="float">
            <text:p>54.5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7-07-26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7-03-2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6-12-0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6-09-0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6-06-0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6-03-2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0584" calcext:value-type="float">
            <text:p>53.4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5-12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5-09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5-06-0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4-12-2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4-09-23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4-02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3-12-1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3-09-0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3-07-0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3-03-05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2-12-1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2-10-10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2-06-25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2-03-1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1-11-30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1-09-2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1-06-1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1-05-02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1-01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0-09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0-07-01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0-03-18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10-01-11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9-09-23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9-06-24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9-03-18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8-12-22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8-09-25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8-06-24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8-03-1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264" calcext:value-type="float">
            <text:p>52.0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7-12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7-08-0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7-07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7-06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7-05-0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7-04-1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7-03-1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7-01-1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3328" calcext:value-type="float">
            <text:p>51.7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5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8088" calcext:value-type="float">
            <text:p>51.7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628119411901</text:p>
          </table:table-cell>
          <table:table-cell office:value-type="string" calcext:value-type="string">
            <text:p>105 <text:s/>N13 E20 36CDCA1</text:p>
          </table:table-cell>
          <table:table-cell office:value-type="string" calcext:value-type="string">
            <text:p>199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2" meta:object-count="0"/>
    <meta:user-defined meta:name="AppVersion">3.0</meta:user-defined>
  </office:meta>
</office:document-meta>
</file>